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40pt" officeooo:rsid="0012d7c3" officeooo:paragraph-rsid="0012d7c3" fo:background-color="#0000ff" style:font-size-asian="40pt" style:font-size-complex="4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am Osman Adan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11:41:17.032952561</meta:creation-date>
    <dc:date>2017-03-14T11:52:03.813586092</dc:date>
    <meta:editing-duration>PT10M4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3" meta:character-count="16" meta:non-whitespace-character-count="13"/>
  </office:meta>
</office:document-meta>
</file>